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line-height-at-least="0.222in" fo:text-align="start" style:justify-single-word="false" style:text-autospace="none"/>
    </style:style>
    <style:style style:name="P2" style:family="paragraph" style:parent-style-name="Standard" style:list-style-name="">
      <style:paragraph-properties style:line-height-at-least="0.222in" fo:text-align="start" style:justify-single-word="false" style:text-autospace="none"/>
      <style:text-properties fo:color="#2f2f2f"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3" style:family="paragraph" style:parent-style-name="Standard" style:list-style-name="">
      <style:paragraph-properties style:line-height-at-least="0.1665in" fo:text-align="start" style:justify-single-word="false" style:text-autospace="none"/>
      <style:text-properties fo:font-size="12pt" style:font-size-asian="12pt" style:font-size-complex="12pt"/>
    </style:style>
    <style:style style:name="P4" style:family="paragraph" style:parent-style-name="Standard" style:list-style-name="">
      <style:paragraph-properties style:line-height-at-least="0.222in" fo:text-align="start" style:justify-single-word="false" style:text-autospace="none"/>
      <style:text-properties fo:font-size="20pt" style:font-size-asian="20pt" style:font-size-complex="20pt"/>
    </style:style>
    <style:style style:name="P5" style:family="paragraph" style:parent-style-name="Standard">
      <style:text-properties fo:font-size="18pt" style:font-size-asian="18pt" style:font-size-complex="18pt"/>
    </style:style>
    <style:style style:name="P6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P7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</style:style>
    <style:style style:name="P8" style:family="paragraph" style:parent-style-name="Standard" style:list-style-name="">
      <style:paragraph-properties fo:margin-top="0in" fo:margin-bottom="0.0972in" style:line-height-at-least="0.278in" fo:text-align="start" style:justify-single-word="false" style:text-autospace="none"/>
    </style:style>
    <style:style style:name="T1" style:family="text">
      <style:text-properties style:use-window-font-color="true" style:font-name="TrebuchetMS" fo:font-size="13pt" fo:font-weight="bold" style:font-name-asian="TrebuchetMS" style:font-size-asian="13pt" style:font-weight-asian="bold" style:font-name-complex="TrebuchetMS" style:font-size-complex="13pt" style:font-weight-complex="bold"/>
    </style:style>
    <style:style style:name="T2" style:family="text">
      <style:text-properties style:use-window-font-color="true" style:font-name="TrebuchetMS" fo:font-weight="bold" style:font-name-asian="TrebuchetMS" style:font-weight-asian="bold" style:font-name-complex="TrebuchetMS" style:font-weight-complex="bold"/>
    </style:style>
    <style:style style:name="T3" style:family="text">
      <style:text-properties style:use-window-font-color="true" style:font-name="TrebuchetMS" fo:font-size="20pt" fo:font-weight="bold" style:font-name-asian="TrebuchetMS" style:font-size-asian="20pt" style:font-weight-asian="bold" style:font-name-complex="TrebuchetMS" style:font-size-complex="20pt" style:font-weight-complex="bold"/>
    </style:style>
    <style:style style:name="T4" style:family="text">
      <style:text-properties style:use-window-font-color="true" style:font-name="TrebuchetMS" fo:font-size="6pt" fo:font-weight="bold" style:font-name-asian="TrebuchetMS" style:font-size-asian="6pt" style:font-weight-asian="bold" style:font-name-complex="TrebuchetMS" style:font-size-complex="6pt" style:font-weight-complex="bold"/>
    </style:style>
    <style:style style:name="T5" style:family="text"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6" style:family="text">
      <style:text-properties style:use-window-font-color="true" style:font-name="ArialMT" fo:font-weight="normal" style:font-name-asian="ArialMT" style:font-weight-asian="normal" style:font-name-complex="ArialMT" style:font-weight-complex="normal"/>
    </style:style>
    <style:style style:name="T7" style:family="text">
      <style:text-properties style:use-window-font-color="true" style:font-name="ArialMT" fo:font-size="16pt" fo:font-weight="normal" style:font-name-asian="ArialMT" style:font-size-asian="16pt" style:font-weight-asian="normal" style:font-name-complex="ArialMT" style:font-size-complex="16pt" style:font-weight-complex="normal"/>
    </style:style>
    <style:style style:name="T8" style:family="text">
      <style:text-properties style:use-window-font-color="true" style:font-name="ArialMT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9" style:family="text">
      <style:text-properties style:use-window-font-color="true" style:font-name="ArialMT" fo:font-size="6pt" fo:font-weight="normal" style:font-name-asian="ArialMT" style:font-size-asian="6pt" style:font-weight-asian="normal" style:font-name-complex="ArialMT" style:font-size-complex="6pt" style:font-weight-complex="normal"/>
    </style:style>
    <style:style style:name="T10" style:family="text">
      <style:text-properties style:use-window-font-color="true" style:font-name="ArialMT" fo:font-size="20pt" fo:font-weight="normal" style:font-name-asian="ArialMT" style:font-size-asian="20pt" style:font-weight-asian="normal" style:font-name-complex="ArialMT" style:font-size-complex="20pt" style:font-weight-complex="normal"/>
    </style:style>
    <style:style style:name="T11" style:family="text"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12" style:family="text">
      <style:text-properties style:use-window-font-color="true" style:font-name="ArialMT" fo:font-size="18pt" style:text-underline-style="solid" style:text-underline-width="auto" style:text-underline-color="font-color" fo:font-weight="normal" style:font-name-asian="ArialMT" style:font-size-asian="18pt" style:font-weight-asian="normal" style:font-name-complex="ArialMT" style:font-size-complex="18pt" style:font-weight-complex="normal"/>
    </style:style>
    <style:style style:name="T13" style:family="text">
      <style:text-properties style:use-window-font-color="true" style:font-name="ArialMT" fo:font-size="18pt" style:text-underline-style="none" fo:font-weight="normal" style:font-name-asian="ArialMT" style:font-size-asian="18pt" style:font-weight-asian="normal" style:font-name-complex="ArialMT" style:font-size-complex="18pt" style:font-weight-complex="normal"/>
    </style:style>
    <style:style style:name="T14" style:family="text">
      <style:text-properties fo:color="#2f2f2f" style:font-name="TrebuchetMS" fo:font-size="13pt" fo:font-weight="bold" style:font-name-asian="TrebuchetMS" style:font-size-asian="13pt" style:font-weight-asian="bold" style:font-name-complex="TrebuchetMS" style:font-size-complex="13pt" style:font-weight-complex="bold"/>
    </style:style>
    <style:style style:name="T15" style:family="text">
      <style:text-properties fo:color="#2f2f2f" style:font-name="TrebuchetMS" fo:font-weight="bold" style:font-name-asian="TrebuchetMS" style:font-weight-asian="bold" style:font-name-complex="TrebuchetMS" style:font-weight-complex="bold"/>
    </style:style>
    <style:style style:name="T16" style:family="text">
      <style:text-properties fo:color="#2f2f2f" style:font-name="TrebuchetMS" fo:font-size="20pt" fo:font-weight="bold" style:font-name-asian="TrebuchetMS" style:font-size-asian="20pt" style:font-weight-asian="bold" style:font-name-complex="TrebuchetMS" style:font-size-complex="20pt" style:font-weight-complex="bold"/>
    </style:style>
    <style:style style:name="T17" style:family="text">
      <style:text-properties fo:color="#2f2f2f" style:font-name="TrebuchetMS" fo:font-size="20pt" style:text-underline-style="none" fo:font-weight="bold" style:font-name-asian="TrebuchetMS" style:font-size-asian="20pt" style:font-weight-asian="bold" style:font-name-complex="TrebuchetMS" style:font-size-complex="20pt" style:font-weight-complex="bold"/>
    </style:style>
    <style:style style:name="T18" style:family="text">
      <style:text-properties fo:color="#2f2f2f" style:font-name="TrebuchetMS" fo:font-size="6pt" fo:font-weight="bold" style:font-name-asian="TrebuchetMS" style:font-size-asian="6pt" style:font-weight-asian="bold" style:font-name-complex="TrebuchetMS" style:font-size-complex="6pt" style:font-weight-complex="bold"/>
    </style:style>
    <style:style style:name="T19" style:family="text">
      <style:text-properties fo:color="#2f2f2f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20" style:family="text">
      <style:text-properties fo:color="#2f2f2f" style:font-name="ArialMT" fo:font-weight="normal" style:font-name-asian="ArialMT" style:font-weight-asian="normal" style:font-name-complex="ArialMT" style:font-weight-complex="normal"/>
    </style:style>
    <style:style style:name="T21" style:family="text">
      <style:text-properties fo:color="#2f2f2f" style:font-name="ArialMT" fo:font-size="16pt" fo:font-weight="normal" style:font-name-asian="ArialMT" style:font-size-asian="16pt" style:font-weight-asian="normal" style:font-name-complex="ArialMT" style:font-size-complex="16pt" style:font-weight-complex="normal"/>
    </style:style>
    <style:style style:name="T22" style:family="text">
      <style:text-properties fo:color="#2f2f2f" style:font-name="ArialMT" fo:font-size="6pt" fo:font-weight="normal" style:font-name-asian="ArialMT" style:font-size-asian="6pt" style:font-weight-asian="normal" style:font-name-complex="ArialMT" style:font-size-complex="6pt" style:font-weight-complex="normal"/>
    </style:style>
    <style:style style:name="T23" style:family="text">
      <style:text-properties fo:color="#2f2f2f" style:font-name="ArialMT" fo:font-size="20pt" fo:font-weight="normal" style:font-name-asian="ArialMT" style:font-size-asian="20pt" style:font-weight-asian="normal" style:font-name-complex="ArialMT" style:font-size-complex="20pt" style:font-weight-complex="normal"/>
    </style:style>
    <style:style style:name="T24" style:family="text">
      <style:text-properties fo:color="#2f2f2f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25" style:family="text">
      <style:text-properties fo:color="#2f2f2f" style:font-name="ArialMT" fo:font-size="18pt" style:text-underline-style="solid" style:text-underline-width="auto" style:text-underline-color="font-color" fo:font-weight="normal" style:font-name-asian="ArialMT" style:font-size-asian="18pt" style:font-weight-asian="normal" style:font-name-complex="ArialMT" style:font-size-complex="18pt" style:font-weight-complex="normal"/>
    </style:style>
    <style:style style:name="T26" style:family="text">
      <style:text-properties fo:color="#2f2f2f" style:font-name="ArialMT" fo:font-size="18pt" style:text-underline-style="none" fo:font-weight="normal" style:font-name-asian="ArialMT" style:font-size-asian="18pt" style:font-weight-asian="normal" style:font-name-complex="ArialMT" style:font-size-complex="1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Warm </text:span><text:a xlink:type="simple" xlink:href="http://www.foodterms.com/encyclopedia/potato-salad/index.html"><text:span text:style-name="T17">Potato Salad</text:span></text:a><text:span text:style-name="T3"> with Mustard Vinaigrette</text:span></text:p>
      <text:p text:style-name="P2">Serves:</text:p>
      <text:p text:style-name="P3"><text:span text:style-name="T6">4 servings</text:span></text:p>
      <text:p text:style-name="P4"><text:span text:style-name="T2"/></text:p>
      <text:p text:style-name="P6">2 1/2 pounds red new potatoes</text:p>
      <text:p text:style-name="P7"><text:span text:style-name="T11">1/2 pound slab bacon, cut into </text:span><text:a xlink:type="simple" xlink:href="http://www.foodterms.com/encyclopedia/lardons/index.html"><text:span text:style-name="T24">lardons</text:span></text:a><text:span text:style-name="T11"> and cooked until golden brown and </text:span><text:a xlink:type="simple" xlink:href="http://www.foodterms.com/encyclopedia/crisp/index.html"><text:span text:style-name="T24">crisp</text:span></text:a><text:span text:style-name="T11">, 2 tablespoons drippings reserved</text:span></text:p>
      <text:p text:style-name="P6">1/4 cup red wine vinegar</text:p>
      <text:p text:style-name="P7"><text:span text:style-name="T11">2 tablespoons </text:span><text:a xlink:type="simple" xlink:href="http://www.foodterms.com/encyclopedia/dijon-mustard/index.html"><text:span text:style-name="T24">Dijon mustard</text:span></text:a></text:p>
      <text:p text:style-name="P6">1 teaspoon honey</text:p>
      <text:p text:style-name="P7"><text:span text:style-name="T11">2 cloves chopped </text:span><text:a xlink:type="simple" xlink:href="http://www.foodterms.com/encyclopedia/garlic/index.html"><text:span text:style-name="T24">garlic</text:span></text:a></text:p>
      <text:p text:style-name="P6">Salt and freshly ground black pepper</text:p>
      <text:p text:style-name="P6">1/4 to 1/3 cup olive oil</text:p>
      <text:p text:style-name="P7"><text:span text:style-name="T11">2 tablespoons roughly chopped </text:span><text:a xlink:type="simple" xlink:href="http://www.foodterms.com/encyclopedia/basil/index.html"><text:span text:style-name="T24">basil</text:span></text:a><text:span text:style-name="T11"> leaves</text:span></text:p>
      <text:p text:style-name="P6">2 tablespoons roughly chopped flat-leaf parsley</text:p>
      <text:p text:style-name="P6"/>
      <text:p text:style-name="P8"><text:span text:style-name="T11">Put the potatoes in a large </text:span><text:a xlink:type="simple" xlink:href="http://www.foodterms.com/encyclopedia/saucepan/index.html"><text:span text:style-name="T24">saucepan</text:span></text:a><text:span text:style-name="T11">, cover with cold water and season with 1 tablespoon kosher salt. Bring to a </text:span><text:a xlink:type="simple" xlink:href="http://www.foodterms.com/encyclopedia/boil/index.html"><text:span text:style-name="T24">boil</text:span></text:a><text:span text:style-name="T11"> and cook until tender when pierced with a knife. </text:span><text:a xlink:type="simple" xlink:href="http://www.foodterms.com/encyclopedia/drain/index.html"><text:span text:style-name="T24">Drain</text:span></text:a><text:span text:style-name="T11">, let cool for a few minutes and quarter</text:span></text:p>
      <text:p text:style-name="P8"><text:span text:style-name="T11">While the </text:span><text:a xlink:type="simple" xlink:href="http://www.foodterms.com/encyclopedia/potato/index.html"><text:span text:style-name="T26">potatoes</text:span></text:a><text:span text:style-name="T13"> </text:span><text:span text:style-name="T11">are cooking, whisk together the drippings, vinegar, mustard, honey, garlic, salt and pepper. Slowly </text:span><text:a xlink:type="simple" xlink:href="http://www.foodterms.com/encyclopedia/whisk/index.html"><text:span text:style-name="T24">whisk</text:span></text:a><text:span text:style-name="T11"> in the olive oil, and then stir in the chopped basil and parsley.</text:span></text:p>
      <text:p text:style-name="P8"><text:span text:style-name="T11">Add the warm potatoes and the bacon to the </text:span><text:a xlink:type="simple" xlink:href="http://www.foodterms.com/encyclopedia/vinaigrette/index.html"><text:span text:style-name="T24">vinaigrette</text:span></text:a><text:span text:style-name="T11"> and gently fold to combine. 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08-09T14:26:03</meta:creation-date>
    <meta:document-statistic meta:table-count="0" meta:image-count="0" meta:object-count="0" meta:page-count="1" meta:paragraph-count="16" meta:word-count="159" meta:character-count="924"/>
    <dc:date>2011-08-09T14:30:46</dc:date>
    <dc:creator>Robert Houk</dc:creator>
    <meta:editing-duration>PT00H04M43S</meta:editing-duration>
    <meta:editing-cycles>1</meta:editing-cycles>
    <meta:generator>OpenOffice.org/3.2$Unix OpenOffice.org_project/320m18$Build-9502</meta:generator>
  </office:meta>
</office:document-meta>
</file>